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number-columns-repeated="4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PC-H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 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float" office:value="37734107" calcext:value-type="float">
            <text:p>3.77E+07</text:p>
          </table:table-cell>
          <table:table-cell office:value-type="float" office:value="56586554400.7304" calcext:value-type="float">
            <text:p>5.66E+10</text:p>
          </table:table-cell>
          <table:table-cell office:value-type="float" office:value="53758257134.8698" calcext:value-type="float">
            <text:p>5.38E+10</text:p>
          </table:table-cell>
          <table:table-cell office:value-type="float" office:value="55909065222.8274" calcext:value-type="float">
            <text:p>5.59E+10</text:p>
          </table:table-cell>
          <table:table-cell office:value-type="float" office:value="25.5220058532573" calcext:value-type="float">
            <text:p>25.5220058533</text:p>
          </table:table-cell>
          <table:table-cell office:value-type="float" office:value="38273.1297346219" calcext:value-type="float">
            <text:p>38273.1297346219</text:p>
          </table:table-cell>
          <table:table-cell office:value-type="float" office:value="0.0499852958384694" calcext:value-type="float">
            <text:p>0.0499852958</text:p>
          </table:table-cell>
          <table:table-cell office:value-type="float" office:value="1478493" calcext:value-type="float">
            <text:p>147849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table:style-name="Default" office:value-type="float" office:value="991417" calcext:value-type="float">
            <text:p>991417</text:p>
          </table:table-cell>
          <table:table-cell office:value-type="float" office:value="1487504710.38" calcext:value-type="float">
            <text:p>1.49E+09</text:p>
          </table:table-cell>
          <table:table-cell office:value-type="float" office:value="1413082168.0541" calcext:value-type="float">
            <text:p>1.41E+09</text:p>
          </table:table-cell>
          <table:table-cell office:value-type="float" office:value="1469649223.19438" calcext:value-type="float">
            <text:p>1.47E+09</text:p>
          </table:table-cell>
          <table:table-cell office:value-type="float" office:value="25.516471920523" calcext:value-type="float">
            <text:p>25.5164719205</text:p>
          </table:table-cell>
          <table:table-cell office:value-type="float" office:value="38284.4677608483" calcext:value-type="float">
            <text:p>38284.4677608483</text:p>
          </table:table-cell>
          <table:table-cell office:value-type="float" office:value="0.0500934266742158" calcext:value-type="float">
            <text:p>0.0500934267</text:p>
          </table:table-cell>
          <table:table-cell office:value-type="float" office:value="38854" calcext:value-type="float">
            <text:p>3885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5092750" calcext:value-type="float">
            <text:p>7.51E+07</text:p>
          </table:table-cell>
          <table:table-cell office:value-type="float" office:value="112623834390.32" calcext:value-type="float">
            <text:p>1.13E+11</text:p>
          </table:table-cell>
          <table:table-cell office:value-type="float" office:value="106994241985.703" calcext:value-type="float">
            <text:p>1.07E+11</text:p>
          </table:table-cell>
          <table:table-cell office:value-type="float" office:value="111278107365.721" calcext:value-type="float">
            <text:p>1.11E+11</text:p>
          </table:table-cell>
          <table:table-cell office:value-type="float" office:value="25.5010800801035" calcext:value-type="float">
            <text:p>25.5010800801</text:p>
          </table:table-cell>
          <table:table-cell office:value-type="float" office:value="38246.4275141858" calcext:value-type="float">
            <text:p>38246.4275141858</text:p>
          </table:table-cell>
          <table:table-cell office:value-type="float" office:value="0.049996396903064" calcext:value-type="float">
            <text:p>0.0499963969</text:p>
          </table:table-cell>
          <table:table-cell office:value-type="float" office:value="2944689" calcext:value-type="float">
            <text:p>294468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float" office:value="37719753" calcext:value-type="float">
            <text:p>3.77E+07</text:p>
          </table:table-cell>
          <table:table-cell office:value-type="float" office:value="56568041380.8994" calcext:value-type="float">
            <text:p>5.66E+10</text:p>
          </table:table-cell>
          <table:table-cell office:value-type="float" office:value="53741292684.6039" calcext:value-type="float">
            <text:p>5.37E+10</text:p>
          </table:table-cell>
          <table:table-cell office:value-type="float" office:value="55889619119.8318" calcext:value-type="float">
            <text:p>5.59E+10</text:p>
          </table:table-cell>
          <table:table-cell office:value-type="float" office:value="25.5057936126908" calcext:value-type="float">
            <text:p>25.5057936127</text:p>
          </table:table-cell>
          <table:table-cell office:value-type="float" office:value="38250.8546260993" calcext:value-type="float">
            <text:p>38250.8546260993</text:p>
          </table:table-cell>
          <table:table-cell office:value-type="float" office:value="0.0500094058301987" calcext:value-type="float">
            <text:p>0.0500094058</text:p>
          </table:table-cell>
          <table:table-cell office:value-type="float" office:value="1478870" calcext:value-type="float">
            <text:p>1478870</text:p>
          </table:table-cell>
        </table:table-row>
        <table:table-row table:style-name="ro1">
          <table:table-cell office:value-type="string" calcext:value-type="string" table:number-columns-spanned="10" table:number-rows-spanned="1">
            <text:p>Time taken: 36.276 seconds, Fetched: 4 row(s)</text:p>
          </table:table-cell>
          <table:covered-table-cell/>
          <table:covered-table-cell table:number-columns-repeated="4" table:style-name="Default"/>
          <table:covered-table-cell table:number-columns-repeated="4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Query 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4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6:57:05.780411509</meta:creation-date>
    <dc:date>2017-06-19T17:19:39.495168881</dc:date>
    <meta:editing-duration>PT12M23S</meta:editing-duration>
    <meta:editing-cycles>1</meta:editing-cycles>
    <meta:document-statistic meta:table-count="1" meta:cell-count="46" meta:object-count="0"/>
    <meta:generator>LibreOffice/5.1.6.2$Linux_X86_64 LibreOffice_project/10m0$Build-2</meta:generator>
  </office:meta>
</office:document-meta>
</file>